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erif" svg:font-family="serif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margin-top="0cm" fo:margin-bottom="0cm" style:contextual-spacing="false" fo:text-align="end" style:justify-single-word="false"/>
      <style:text-properties officeooo:rsid="000fe647" officeooo:paragraph-rsid="000fe647"/>
    </style:style>
    <style:style style:name="P2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</style:style>
    <style:style style:name="P3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  <style:text-properties officeooo:paragraph-rsid="000a52c3"/>
    </style:style>
    <style:style style:name="P4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  <style:text-properties officeooo:paragraph-rsid="000c321c"/>
    </style:style>
    <style:style style:name="P5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  <style:text-properties officeooo:paragraph-rsid="000fe647"/>
    </style:style>
    <style:style style:name="P6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  <style:text-properties officeooo:paragraph-rsid="000fe7a1"/>
    </style:style>
    <style:style style:name="P7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</style:style>
    <style:style style:name="P8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end" style:justify-single-word="false"/>
    </style:style>
    <style:style style:name="P9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paragraph-rsid="000983f8"/>
    </style:style>
    <style:style style:name="P10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  <style:text-properties officeooo:rsid="000983f8" officeooo:paragraph-rsid="000983f8"/>
    </style:style>
    <style:style style:name="P11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  <style:text-properties officeooo:rsid="000983f8" officeooo:paragraph-rsid="000a52c3"/>
    </style:style>
    <style:style style:name="P12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  <style:text-properties officeooo:rsid="000983f8" officeooo:paragraph-rsid="000c321c"/>
    </style:style>
    <style:style style:name="P13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paragraph-rsid="000d1a2d"/>
    </style:style>
    <style:style style:name="P14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paragraph-rsid="000eb881"/>
    </style:style>
    <style:style style:name="P15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paragraph-rsid="000fe647"/>
    </style:style>
    <style:style style:name="P16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>
        <style:tab-stops>
          <style:tab-stop style:position="1.307cm"/>
        </style:tab-stops>
      </style:paragraph-properties>
      <style:text-properties style:text-underline-style="solid" style:text-underline-width="auto" style:text-underline-color="font-color" officeooo:paragraph-rsid="000fe647"/>
    </style:style>
    <style:style style:name="P17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paragraph-rsid="000fe7a1"/>
    </style:style>
    <style:style style:name="P18" style:family="paragraph">
      <loext:graphic-properties draw:fill-gradient-name="gradient" draw:fill-hatch-name="hatch"/>
      <style:paragraph-properties fo:margin-top="0cm" fo:margin-bottom="0cm" style:contextual-spacing="false"/>
      <style:text-properties officeooo:paragraph-rsid="000fe7a1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officeooo:rsid="000983f8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normal" officeooo:rsid="000a52c3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normal" officeooo:rsid="00106ddb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officeooo:rsid="00106ddb"/>
    </style:style>
    <style:style style:name="T8" style:family="text">
      <style:text-properties officeooo:rsid="000983f8"/>
    </style:style>
    <style:style style:name="T9" style:family="text">
      <style:text-properties style:text-underline-style="none" officeooo:rsid="000983f8"/>
    </style:style>
    <style:style style:name="T10" style:family="text">
      <style:text-properties fo:font-weight="normal" officeooo:rsid="000a52c3" style:font-weight-asian="normal" style:font-weight-complex="normal"/>
    </style:style>
    <style:style style:name="T11" style:family="text">
      <style:text-properties fo:font-weight="normal" officeooo:rsid="000c321c" style:font-weight-asian="normal" style:font-weight-complex="normal"/>
    </style:style>
    <style:style style:name="T12" style:family="text">
      <style:text-properties fo:font-weight="normal" officeooo:rsid="000983f8" style:font-weight-asian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0a52c3" style:font-weight-asian="bold" style:font-weight-complex="bold"/>
    </style:style>
    <style:style style:name="T15" style:family="text">
      <style:text-properties officeooo:rsid="000a52c3"/>
    </style:style>
    <style:style style:name="T16" style:family="text">
      <style:text-properties style:use-window-font-color="true" loext:opacity="0%" fo:font-style="italic" style:text-underline-style="none" fo:font-weight="bold" style:font-style-asian="italic" style:font-weight-asian="bold" style:font-style-complex="italic" style:font-weight-complex="bol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0a52c3" style:font-style-asian="italic" style:font-style-complex="italic"/>
    </style:style>
    <style:style style:name="T19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0a52c3" style:font-style-asian="italic" style:font-weight-asian="bold" style:font-style-complex="italic" style:font-weight-complex="bold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0cb4bd" style:font-style-asian="normal" style:font-weight-asian="normal" style:font-style-complex="normal" style:font-weight-complex="normal"/>
    </style:style>
    <style:style style:name="T23" style:family="text">
      <style:text-properties fo:font-style="normal" style:text-underline-style="solid" style:text-underline-width="auto" style:text-underline-color="font-color" fo:font-weight="normal" officeooo:rsid="000fe647" style:font-style-asian="normal" style:font-weight-asian="normal" style:font-style-complex="normal" style:font-weight-complex="normal"/>
    </style:style>
    <style:style style:name="T24" style:family="text">
      <style:text-properties fo:font-style="normal" style:text-underline-style="solid" style:text-underline-width="auto" style:text-underline-color="font-color" fo:font-weight="normal" officeooo:rsid="000cb4bd" style:font-style-asian="normal" style:font-weight-asian="normal" style:font-style-complex="normal" style:font-weight-complex="normal"/>
    </style:style>
    <style:style style:name="T25" style:family="text">
      <style:text-properties officeooo:rsid="000d1a2d"/>
    </style:style>
    <style:style style:name="T26" style:family="text">
      <style:text-properties officeooo:rsid="000eb881"/>
    </style:style>
    <style:style style:name="T27" style:family="text">
      <style:text-properties officeooo:rsid="000fe647"/>
    </style:style>
    <style:style style:name="T28" style:family="text">
      <style:text-properties officeooo:rsid="000fe7a1"/>
    </style:style>
    <style:style style:name="T29" style:family="text">
      <style:text-properties officeooo:rsid="00106ddb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trong_20_Emphasis"><text:span text:style-name="T1">İHTARNAME</text:span></text:span></text:p>
      <text:p text:style-name="P9"><text:span text:style-name="Strong_20_Emphasis"><text:span text:style-name="T3">İHTAR EDEN<text:tab/>: </text:span></text:span><text:span text:style-name="Strong_20_Emphasis"><text:span text:style-name="T9"><text:s/>Atila BALCI <text:s/><text:tab/>TC Kimlik No: 363 5560 2156</text:span></text:span></text:p>
      <text:p text:style-name="P17"><text:span text:style-name="Strong_20_Emphasis"><text:span text:style-name="T2">MUHATAP<text:tab/>:</text:span></text:span> <text:span text:style-name="T8">E</text:span><text:span text:style-name="T28">lmalı </text:span><text:span text:style-name="T8">T</text:span><text:span text:style-name="T28">aş</text:span><text:span text:style-name="T8"> M</text:span><text:span text:style-name="T28">ermer</text:span><text:span text:style-name="T8"> M</text:span><text:span text:style-name="T28">ad</text:span><text:span text:style-name="T8">. İ</text:span><text:span text:style-name="T28">nş</text:span><text:span text:style-name="T8">. </text:span><text:span text:style-name="T28">ve</text:span><text:span text:style-name="T8"> S</text:span><text:span text:style-name="T28">an</text:span><text:span text:style-name="T8">. T</text:span><text:span text:style-name="T28">ic</text:span><text:span text:style-name="T8">. L</text:span><text:span text:style-name="T28">td</text:span><text:span text:style-name="T8">.Ş</text:span><text:span text:style-name="T28">ti</text:span><text:span text:style-name="T8">. </text:span></text:p>
      <text:p text:style-name="P17"><text:span text:style-name="T28"><text:tab/><text:tab/> <text:s/>Elmalı VD</text:span><text:span text:style-name="T8"> </text:span><text:span text:style-name="T28">3321192382-ATSO 112 754 – Mersis No: 0332 1192 3820 0001</text:span></text:p>
      <text:p text:style-name="P7"><text:tab/><text:tab/> <text:s/><text:span text:style-name="T28">Düden Mah. Düden Küme Evler No:35/A Elmalı/ANTALYA</text:span></text:p>
      <text:p text:style-name="P7"><text:span text:style-name="Strong_20_Emphasis"><text:span text:style-name="T2">KONU<text:tab/><text:tab/>:</text:span></text:span><text:span text:style-name="Strong_20_Emphasis"> </text:span><text:span text:style-name="Strong_20_Emphasis"><text:span text:style-name="T8">2</text:span></text:span><text:span text:style-name="Strong_20_Emphasis"><text:span text:style-name="T12">1-06-2022</text:span></text:span><text:span text:style-name="Strong_20_Emphasis"><text:span text:style-name="T8"> </text:span></text:span>tarihli kira sözleşmesinin olağanüstü fesih yoluyla önemli nedenlerle feshi</text:p>
      <text:p text:style-name="P7"/>
      <text:p text:style-name="P7"><text:span text:style-name="Strong_20_Emphasis"><text:span text:style-name="T1">AÇIKLAMALAR<text:tab/>: </text:span></text:span></text:p>
      <text:p text:style-name="P9"><text:span text:style-name="T8"><text:tab/>21-06-2022 tarihinde yaptığımız iş makinesinin kiralanması sözleşmesi</text:span><text:span text:style-name="T29">nde</text:span><text:span text:style-name="T27">;</text:span></text:p>
      <text:list xml:id="list1693923764" text:style-name="L1">
        <text:list-item>
          <text:p text:style-name="P10">Sözleşmenin 9. maddesi (f) bendinde; </text:p>
          <text:p text:style-name="P11"><text:span text:style-name="T19">“sözleşme konusu araç ve donanımları sözleşmede belirtilen çalışma sahası dışında bir yere götürülemez ve nakil edilemez ve çalışt</text:span><text:span text:style-name="T20">ı</text:span><text:span text:style-name="T19">rılamaz” </text:span>den<text:span text:style-name="T27">il</text:span>mektedir; </text:p>
          <text:p text:style-name="P12">Buna bağlı olarak sözleşmenin 6. maddesi <text:span text:style-name="T27">olan </text:span><text:span text:style-name="T13">“Aracın çalıştırılacağı iş açıklaması ve çalışma sahası adres bilgileri”</text:span> ‘nde ; </text:p>
          <text:list>
            <text:list-header>
              <text:p text:style-name="P5"><text:span text:style-name="T15">iş açıklaması olarak <text:s/></text:span><text:span text:style-name="T14">“Mermer ocağı”</text:span><text:span text:style-name="T15"> ve adres olarak </text:span><text:span text:style-name="T14"><text:s/>“Anamur mad. San. ve Tic. Ltd. Şti.Kızılca Mah. Kozağacı Yaylası Bozyazı / Mersin” </text:span><text:span text:style-name="T15">adresi belirtilmiştir.</text:span></text:p>
            </text:list-header>
          </text:list>
          <text:p text:style-name="P16"><text:span text:style-name="T15">Aracın sözleşmede belirtilen </text:span><text:span text:style-name="T20">çalışma sahasında olmadığı,</text:span><text:span text:style-name="T15"> Anamur savcılığın</text:span><text:span text:style-name="T27">a</text:span><text:span text:style-name="T15"> </text:span>yaptığımız<text:span text:style-name="T15"> başvuru üzerine, ilgili kolluk kuvvetlerince tespit edilmiştir.</text:span></text:p>
        </text:list-item>
        <text:list-item>
          <text:p text:style-name="P11"><text:span text:style-name="T15">S</text:span>özleşme<text:span text:style-name="T15">nin 9 maddesi (g) <text:s/>bendinde;</text:span> </text:p>
          <text:p text:style-name="P4"><text:span text:style-name="Strong"><text:span text:style-name="T16">“ARAÇ 3. şahıslara kiraya verilemez, kullanım hakkı devredilemez. Bu tip uygulamaların tespiti, sözleşmenin feshini gerektirir ve bu durumda KİRACI 6 aylık Toplam Kiralama bedeli kadar ceza ödemeyi kabul ve taahhüt etmiştir.” <text:s/></text:span></text:span><text:span text:style-name="Strong"><text:span text:style-name="T10">denilmektedir.</text:span></text:span></text:p>
          <text:p text:style-name="P3"><text:span text:style-name="Strong"><text:span text:style-name="T4">Yaptığımız yüz yüze görüşmede aracı </text:span></text:span><text:span text:style-name="Strong"><text:span text:style-name="T1">3. şahıslara kiraladığınızı </text:span></text:span><text:span text:style-name="Strong"><text:span text:style-name="T7">ve kira bedelini aldığınızı</text:span></text:span><text:span text:style-name="Strong"><text:span text:style-name="T1"> </text:span></text:span><text:span text:style-name="Strong"><text:span text:style-name="T4">şahitler önünde beyan ettiniz. <text:s/></text:span></text:span></text:p>
        </text:list-item>
        <text:list-item>
          <text:p text:style-name="P4"><text:span text:style-name="Strong"><text:span text:style-name="T11">Sözleşmenin 8. maddesinde;</text:span></text:span></text:p>
          <text:p text:style-name="P6"><text:span text:style-name="Strong"><text:span text:style-name="T17">“Toplam Gün Bedeli, Kira Başlangıç Tarihinden önce, KİRAYA VEREN ‘e peşin olarak ödenecektir. Toplam Saat Bedeli ise, 1 aydan kısa süreli kiralamalarda iş bitiminde, daha uzun süreli kiralamalarda her ayın son gününde peşin olarak ödenecektir.”</text:span></text:span><text:span text:style-name="Strong"><text:span text:style-name="T21"> </text:span></text:span><text:span text:style-name="Strong"><text:span text:style-name="T22">denilmektedir.</text:span></text:span></text:p>
          <text:p text:style-name="P6"><text:span text:style-name="Strong"><text:span text:style-name="T22"><text:s/></text:span></text:span><text:span text:style-name="Strong"><text:span text:style-name="T23">Anılan sözleşme tarihinden itibaren </text:span></text:span><text:span text:style-name="Strong"><text:span text:style-name="T6">ödemeleri yapmadığınız</text:span></text:span><text:span text:style-name="Strong"><text:span text:style-name="T24"> için hakkınızda icra davası da başlatılmıştır.</text:span></text:span></text:p>
        </text:list-item>
      </text:list>
      <text:p text:style-name="P17"><text:span text:style-name="Strong"><text:span text:style-name="T24"/></text:span></text:p>
      <text:p text:style-name="P13"><text:span text:style-name="Strong_20_Emphasis"><text:span text:style-name="T1">SONUÇ <text:s text:c="32"/>:</text:span></text:span> </text:p>
      <text:p text:style-name="P15"><text:span text:style-name="T25"><text:tab/></text:span><text:span text:style-name="T27">Aramızdaki kira ilişkisinin devamını benim için çekilmez hale getiren yukarıda açıklanan sebeplerle; </text:span><text:span text:style-name="T25"><text:s/></text:span><text:s/></text:p>
      <text:p text:style-name="P15"><text:tab/>T<text:span text:style-name="T25">ürk Borçlar Kanununun </text:span>330. <text:span text:style-name="T25">Maddesinde belirtilen </text:span>yasal fesih bildirim süresine olan 3 günlük süreye uymak suretiyle, Türk Borçlar Kanununun 331. Maddesi gereği <text:s/>fesh ettiğimi;</text:p>
      <text:p text:style-name="P14"><text:tab/><text:span text:style-name="T27">İhtar tarihinden itibaren 3 günlük</text:span> süre bitiminde söz konusu iş makinesini sözleş<text:span text:style-name="T26">mede belirtilen şekilde tarafıma teslim etmeniz gerektiğini İHTAREN bildiririm. </text:span></text:p>
      <text:p text:style-name="P8"><text:s text:c="119"/><text:span text:style-name="Strong_20_Emphasis">İhtar Eden</text:span></text:p>
      <text:p text:style-name="P1">Atila BALCI – 363 5560 2156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erif" svg:font-family="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Başlık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trong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3T11:42:28.212075270</meta:creation-date>
    <dc:date>2023-03-13T13:44:12.449485264</dc:date>
    <meta:editing-duration>PT13M4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25" meta:word-count="315" meta:character-count="2495" meta:non-whitespace-character-count="2020"/>
  </office:meta>
</office:document-meta>
</file>